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8669" table:style-name="ce6">
            <text:p>8,669</text:p>
          </table:table-cell>
          <table:table-cell office:value-type="float" office:value="7836.83657280631" table:style-name="ce7">
            <text:p>7,836.84</text:p>
          </table:table-cell>
          <table:table-cell office:value-type="float" office:value="16448" table:style-name="ce6">
            <text:p>16,448</text:p>
          </table:table-cell>
          <table:table-cell office:value-type="float" office:value="15231.488754823267" table:style-name="ce7">
            <text:p>15,231.49</text:p>
          </table:table-cell>
          <table:table-cell office:value-type="float" office:value="10724" table:style-name="ce6">
            <text:p>10,724</text:p>
          </table:table-cell>
          <table:table-cell office:value-type="float" office:value="10401.9377560053" table:style-name="ce7">
            <text:p>10,401.94</text:p>
          </table:table-cell>
          <table:table-cell office:value-type="float" office:value="4255" table:style-name="ce6">
            <text:p>4,255</text:p>
          </table:table-cell>
          <table:table-cell office:value-type="float" office:value="4163.796306307102" table:style-name="ce7">
            <text:p>4,163.80</text:p>
          </table:table-cell>
          <table:table-cell office:value-type="float" office:value="332" table:style-name="ce6">
            <text:p>332</text:p>
          </table:table-cell>
          <table:table-cell office:value-type="float" office:value="327.36756756770001" table:style-name="ce7">
            <text:p>327.37</text:p>
          </table:table-cell>
          <table:table-cell office:value-type="float" office:value="186" table:style-name="ce6">
            <text:p>186</text:p>
          </table:table-cell>
          <table:table-cell office:value-type="float" office:value="183.4778063064" table:style-name="ce7">
            <text:p>183.48</text:p>
          </table:table-cell>
          <table:table-cell office:value-type="float" office:value="40614" table:style-name="ce8">
            <text:p>40,614</text:p>
          </table:table-cell>
          <table:table-cell office:value-type="float" office:value="38144.904763816077" table:style-name="ce9">
            <text:p>38,144.90</text:p>
          </table:table-cell>
          <table:table-cell office:value-type="float" office:value="5099" table:style-name="ce6">
            <text:p>5,099</text:p>
          </table:table-cell>
          <table:table-cell office:value-type="float" office:value="4917.5536897341035" table:style-name="ce7">
            <text:p>4,917.55</text:p>
          </table:table-cell>
          <table:table-cell office:value-type="float" office:value="876" table:style-name="ce6">
            <text:p>876</text:p>
          </table:table-cell>
          <table:table-cell office:value-type="float" office:value="872.06581020860006" table:style-name="ce7">
            <text:p>872.0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75" table:style-name="ce8">
            <text:p>5,975</text:p>
          </table:table-cell>
          <table:table-cell office:value-type="float" office:value="5789.6194999427034" table:style-name="ce9">
            <text:p>5,789.62</text:p>
          </table:table-cell>
          <table:table-cell table:style-name="ce7"/>
          <table:table-cell office:value-type="float" office:value="46589" table:style-name="ce8">
            <text:p>46,589</text:p>
          </table:table-cell>
          <table:table-cell office:value-type="float" office:value="43934.52426375878" table:style-name="ce9">
            <text:p>43,934.52</text:p>
          </table:table-cell>
          <table:table-cell office:value-type="currency" office:value="108278272.36999999" table:style-name="ce10">
            <text:p>£108,278,272.37</text:p>
          </table:table-cell>
          <table:table-cell office:value-type="currency" office:value="9959800.5399999935" table:style-name="ce10">
            <text:p>£9,959,800.54</text:p>
          </table:table-cell>
          <table:table-cell office:value-type="currency" office:value="2283899.8199999998" table:style-name="ce10">
            <text:p>£2,283,899.82</text:p>
          </table:table-cell>
          <table:table-cell office:value-type="currency" office:value="2656808.3000000007" table:style-name="ce10">
            <text:p>£2,656,808.30</text:p>
          </table:table-cell>
          <table:table-cell office:value-type="currency" office:value="31043463.590000004" table:style-name="ce10">
            <text:p>£31,043,463.59</text:p>
          </table:table-cell>
          <table:table-cell office:value-type="currency" office:value="12461584.650000002" table:style-name="ce10">
            <text:p>£12,461,584.65</text:p>
          </table:table-cell>
          <table:table-cell office:value-type="currency" office:value="166683829.26999998" table:style-name="ce11">
            <text:p>£166,683,829.27</text:p>
          </table:table-cell>
          <table:table-cell office:value-type="currency" office:value="27265013.080000002" table:style-name="ce10">
            <text:p>£27,265,013.08</text:p>
          </table:table-cell>
          <table:table-cell office:value-type="currency" office:value="11096495.079999998" table:style-name="ce10">
            <text:p>£11,096,495.08</text:p>
          </table:table-cell>
          <table:table-cell office:value-type="currency" office:value="38361508.159999996" table:style-name="ce11">
            <text:p>£38,361,508.16</text:p>
          </table:table-cell>
          <table:table-cell office:value-type="currency" office:value="205045337.42999998" table:style-name="ce12">
            <text:p>£205,045,337.43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8" table:style-name="ce6">
            <text:p>418</text:p>
          </table:table-cell>
          <table:table-cell office:value-type="float" office:value="320.11027026809995" table:style-name="ce7">
            <text:p>320.11</text:p>
          </table:table-cell>
          <table:table-cell office:value-type="float" office:value="300" table:style-name="ce6">
            <text:p>300</text:p>
          </table:table-cell>
          <table:table-cell office:value-type="float" office:value="268.6212432435002" table:style-name="ce7">
            <text:p>268.62</text:p>
          </table:table-cell>
          <table:table-cell office:value-type="float" office:value="436" table:style-name="ce6">
            <text:p>436</text:p>
          </table:table-cell>
          <table:table-cell office:value-type="float" office:value="421.10594594540009" table:style-name="ce7">
            <text:p>421.11</text:p>
          </table:table-cell>
          <table:table-cell office:value-type="float" office:value="101" table:style-name="ce6">
            <text:p>101</text:p>
          </table:table-cell>
          <table:table-cell office:value-type="float" office:value="99.397297297199998" table:style-name="ce7">
            <text:p>99.4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7" table:style-name="ce6">
            <text:p>7</text:p>
          </table:table-cell>
          <table:table-cell office:value-type="float" office:value="6.4" table:style-name="ce7">
            <text:p>6.40</text:p>
          </table:table-cell>
          <table:table-cell office:value-type="float" office:value="1272" table:style-name="ce8">
            <text:p>1,272</text:p>
          </table:table-cell>
          <table:table-cell office:value-type="float" office:value="1125.6347567542002" table:style-name="ce9">
            <text:p>1,125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.0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.00</text:p>
          </table:table-cell>
          <table:table-cell table:style-name="ce7"/>
          <table:table-cell office:value-type="float" office:value="1285" table:style-name="ce8">
            <text:p>1,285</text:p>
          </table:table-cell>
          <table:table-cell office:value-type="float" office:value="1138.6347567542002" table:style-name="ce9">
            <text:p>1,138.63</text:p>
          </table:table-cell>
          <table:table-cell office:value-type="currency" office:value="2884976.6700000009" table:style-name="ce10">
            <text:p>£2,884,976.67</text:p>
          </table:table-cell>
          <table:table-cell office:value-type="currency" office:value="23014.04" table:style-name="ce10">
            <text:p>£23,014.04</text:p>
          </table:table-cell>
          <table:table-cell office:value-type="currency" office:value="0" table:style-name="ce10">
            <text:p>£0.00</text:p>
          </table:table-cell>
          <table:table-cell office:value-type="currency" office:value="215557.09" table:style-name="ce10">
            <text:p>£215,557.09</text:p>
          </table:table-cell>
          <table:table-cell office:value-type="currency" office:value="788938.72999999986" table:style-name="ce10">
            <text:p>£788,938.73</text:p>
          </table:table-cell>
          <table:table-cell office:value-type="currency" office:value="314766.05999999994" table:style-name="ce10">
            <text:p>£314,766.06</text:p>
          </table:table-cell>
          <table:table-cell office:value-type="currency" office:value="4227252.5900000008" table:style-name="ce11">
            <text:p>£4,227,252.59</text:p>
          </table:table-cell>
          <table:table-cell office:value-type="currency" office:value="0" table:style-name="ce10">
            <text:p>£0.00</text:p>
          </table:table-cell>
          <table:table-cell office:value-type="currency" office:value="198667.03999999998" table:style-name="ce10">
            <text:p>£198,667.04</text:p>
          </table:table-cell>
          <table:table-cell office:value-type="currency" office:value="198667.03999999998" table:style-name="ce11">
            <text:p>£198,667.04</text:p>
          </table:table-cell>
          <table:table-cell office:value-type="currency" office:value="4425919.6300000008" table:style-name="ce12">
            <text:p>£4,425,919.6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0" table:style-name="ce6">
            <text:p>170</text:p>
          </table:table-cell>
          <table:table-cell office:value-type="float" office:value="164.7" table:style-name="ce7">
            <text:p>164.70</text:p>
          </table:table-cell>
          <table:table-cell office:value-type="float" office:value="413" table:style-name="ce6">
            <text:p>413</text:p>
          </table:table-cell>
          <table:table-cell office:value-type="float" office:value="393.1" table:style-name="ce7">
            <text:p>393.10</text:p>
          </table:table-cell>
          <table:table-cell office:value-type="float" office:value="409" table:style-name="ce6">
            <text:p>409</text:p>
          </table:table-cell>
          <table:table-cell office:value-type="float" office:value="401.1" table:style-name="ce7">
            <text:p>401.10</text:p>
          </table:table-cell>
          <table:table-cell office:value-type="float" office:value="40" table:style-name="ce6">
            <text:p>40</text:p>
          </table:table-cell>
          <table:table-cell office:value-type="float" office:value="39.6" table:style-name="ce7">
            <text:p>39.60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7">
            <text:p>14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48" table:style-name="ce8">
            <text:p>1,048</text:p>
          </table:table-cell>
          <table:table-cell office:value-type="float" office:value="1014.1" table:style-name="ce9">
            <text:p>1,014.1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0.6" table:style-name="ce7">
            <text:p>0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5" table:style-name="ce8">
            <text:p>15</text:p>
          </table:table-cell>
          <table:table-cell office:value-type="float" office:value="14.2" table:style-name="ce9">
            <text:p>14.20</text:p>
          </table:table-cell>
          <table:table-cell table:style-name="ce7"/>
          <table:table-cell office:value-type="float" office:value="1063" table:style-name="ce8">
            <text:p>1,063</text:p>
          </table:table-cell>
          <table:table-cell office:value-type="float" office:value="1028.3" table:style-name="ce9">
            <text:p>1,028.30</text:p>
          </table:table-cell>
          <table:table-cell office:value-type="currency" office:value="3127148" table:style-name="ce10">
            <text:p>£3,127,148.00</text:p>
          </table:table-cell>
          <table:table-cell office:value-type="currency" office:value="115001" table:style-name="ce10">
            <text:p>£115,001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9779" table:style-name="ce10">
            <text:p>£19,779.00</text:p>
          </table:table-cell>
          <table:table-cell office:value-type="currency" office:value="847326" table:style-name="ce10">
            <text:p>£847,326.00</text:p>
          </table:table-cell>
          <table:table-cell office:value-type="currency" office:value="354561" table:style-name="ce10">
            <text:p>£354,561.00</text:p>
          </table:table-cell>
          <table:table-cell office:value-type="currency" office:value="4463815" table:style-name="ce11">
            <text:p>£4,463,815.00</text:p>
          </table:table-cell>
          <table:table-cell office:value-type="currency" office:value="107174" table:style-name="ce10">
            <text:p>£107,174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07174" table:style-name="ce11">
            <text:p>£107,174.00</text:p>
          </table:table-cell>
          <table:table-cell office:value-type="currency" office:value="4570989" table:style-name="ce12">
            <text:p>£4,570,98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7">
            <text:p>36.00</text:p>
          </table:table-cell>
          <table:table-cell office:value-type="float" office:value="4" table:style-name="ce6">
            <text:p>4</text:p>
          </table:table-cell>
          <table:table-cell office:value-type="float" office:value="3.8" table:style-name="ce7">
            <text:p>3.80</text:p>
          </table:table-cell>
          <table:table-cell office:value-type="float" office:value="2" table:style-name="ce6">
            <text:p>2</text:p>
          </table:table-cell>
          <table:table-cell office:value-type="float" office:value="1.8" table:style-name="ce7">
            <text:p>1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599999999999994" table:style-name="ce9">
            <text:p>57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0.4" table:style-name="ce7">
            <text:p>0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0.4" table:style-name="ce9">
            <text:p>0.40</text:p>
          </table:table-cell>
          <table:table-cell table:style-name="ce7"/>
          <table:table-cell office:value-type="float" office:value="59" table:style-name="ce8">
            <text:p>59</text:p>
          </table:table-cell>
          <table:table-cell office:value-type="float" office:value="57.999999999999993" table:style-name="ce9">
            <text:p>58.00</text:p>
          </table:table-cell>
          <table:table-cell office:value-type="currency" office:value="191246.47" table:style-name="ce10">
            <text:p>£191,246.4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49948.88" table:style-name="ce10">
            <text:p>£49,948.88</text:p>
          </table:table-cell>
          <table:table-cell office:value-type="currency" office:value="20534.189999999999" table:style-name="ce10">
            <text:p>£20,534.19</text:p>
          </table:table-cell>
          <table:table-cell office:value-type="currency" office:value="261729.54" table:style-name="ce11">
            <text:p>£261,729.54</text:p>
          </table:table-cell>
          <table:table-cell office:value-type="currency" office:value="12000" table:style-name="ce10">
            <text:p>£12,00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2000" table:style-name="ce11">
            <text:p>£12,000.00</text:p>
          </table:table-cell>
          <table:table-cell office:value-type="currency" office:value="273729.54000000004" table:style-name="ce12">
            <text:p>£273,729.5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2" table:style-name="ce6">
            <text:p>92</text:p>
          </table:table-cell>
          <table:table-cell office:value-type="float" office:value="86.98" table:style-name="ce7">
            <text:p>86.98</text:p>
          </table:table-cell>
          <table:table-cell office:value-type="float" office:value="116" table:style-name="ce6">
            <text:p>116</text:p>
          </table:table-cell>
          <table:table-cell office:value-type="float" office:value="114.15" table:style-name="ce7">
            <text:p>114.15</text:p>
          </table:table-cell>
          <table:table-cell office:value-type="float" office:value="92" table:style-name="ce6">
            <text:p>92</text:p>
          </table:table-cell>
          <table:table-cell office:value-type="float" office:value="91.23" table:style-name="ce7">
            <text:p>91.23</text:p>
          </table:table-cell>
          <table:table-cell office:value-type="float" office:value="21" table:style-name="ce6">
            <text:p>21</text:p>
          </table:table-cell>
          <table:table-cell office:value-type="float" office:value="20" table:style-name="ce7">
            <text:p>20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7" table:style-name="ce6">
            <text:p>7</text:p>
          </table:table-cell>
          <table:table-cell office:value-type="float" office:value="1.1200000000000001" table:style-name="ce7">
            <text:p>1.12</text:p>
          </table:table-cell>
          <table:table-cell office:value-type="float" office:value="333" table:style-name="ce8">
            <text:p>333</text:p>
          </table:table-cell>
          <table:table-cell office:value-type="float" office:value="318.48" table:style-name="ce9">
            <text:p>318.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.00</text:p>
          </table:table-cell>
          <table:table-cell table:style-name="ce7"/>
          <table:table-cell office:value-type="float" office:value="343" table:style-name="ce8">
            <text:p>343</text:p>
          </table:table-cell>
          <table:table-cell office:value-type="float" office:value="328.48" table:style-name="ce9">
            <text:p>328.48</text:p>
          </table:table-cell>
          <table:table-cell office:value-type="currency" office:value="995614.63" table:style-name="ce10">
            <text:p>£995,614.63</text:p>
          </table:table-cell>
          <table:table-cell office:value-type="currency" office:value="9486.5300000000007" table:style-name="ce10">
            <text:p>£9,486.53</text:p>
          </table:table-cell>
          <table:table-cell office:value-type="currency" office:value="64900" table:style-name="ce10">
            <text:p>£64,900.00</text:p>
          </table:table-cell>
          <table:table-cell office:value-type="currency" office:value="9194.15" table:style-name="ce10">
            <text:p>£9,194.15</text:p>
          </table:table-cell>
          <table:table-cell office:value-type="currency" office:value="244775.72" table:style-name="ce10">
            <text:p>£244,775.72</text:p>
          </table:table-cell>
          <table:table-cell office:value-type="currency" office:value="113521.61" table:style-name="ce10">
            <text:p>£113,521.61</text:p>
          </table:table-cell>
          <table:table-cell office:value-type="currency" office:value="1437492.6400000001" table:style-name="ce11">
            <text:p>£1,437,492.64</text:p>
          </table:table-cell>
          <table:table-cell office:value-type="currency" office:value="0" table:style-name="ce10">
            <text:p>£0.00</text:p>
          </table:table-cell>
          <table:table-cell office:value-type="currency" office:value="148895" table:style-name="ce10">
            <text:p>£148,895.00</text:p>
          </table:table-cell>
          <table:table-cell office:value-type="currency" office:value="148895" table:style-name="ce11">
            <text:p>£148,895.00</text:p>
          </table:table-cell>
          <table:table-cell office:value-type="currency" office:value="1586387.6400000001" table:style-name="ce12">
            <text:p>£1,586,387.6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0" table:style-name="ce6">
            <text:p>10</text:p>
          </table:table-cell>
          <table:table-cell office:value-type="float" office:value="9.1999999999999993" table:style-name="ce7">
            <text:p>9.20</text:p>
          </table:table-cell>
          <table:table-cell office:value-type="float" office:value="92" table:style-name="ce6">
            <text:p>92</text:p>
          </table:table-cell>
          <table:table-cell office:value-type="float" office:value="89.58" table:style-name="ce7">
            <text:p>89.58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6" table:style-name="ce8">
            <text:p>116</text:p>
          </table:table-cell>
          <table:table-cell office:value-type="float" office:value="112.58" table:style-name="ce9">
            <text:p>112.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6" table:style-name="ce8">
            <text:p>116</text:p>
          </table:table-cell>
          <table:table-cell office:value-type="float" office:value="112.58" table:style-name="ce9">
            <text:p>112.58</text:p>
          </table:table-cell>
          <table:table-cell office:value-type="currency" office:value="317119.87" table:style-name="ce10">
            <text:p>£317,119.87</text:p>
          </table:table-cell>
          <table:table-cell office:value-type="currency" office:value="7526.37" table:style-name="ce10">
            <text:p>£7,526.37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0341.410000000033" table:style-name="ce10">
            <text:p>£80,341.41</text:p>
          </table:table-cell>
          <table:table-cell office:value-type="currency" office:value="33129.400000000023" table:style-name="ce10">
            <text:p>£33,129.40</text:p>
          </table:table-cell>
          <table:table-cell office:value-type="currency" office:value="438117.05000000005" table:style-name="ce11">
            <text:p>£438,117.0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38117.05000000005" table:style-name="ce12">
            <text:p>£438,117.05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aji Mathew John</meta:initial-creator>
    <dc:creator>Mathew John Raji</dc:creator>
    <meta:creation-date>2022-05-25T10:02:41Z</meta:creation-date>
    <dc:date>2022-12-19T10:04:12Z</dc:date>
  </office:meta>
</office:document-meta>
</file>